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text-properties officeooo:rsid="0016b253" officeooo:paragraph-rsid="0036b5e0"/>
    </style:style>
    <style:style style:name="P3" style:family="paragraph" style:parent-style-name="Text_20_body">
      <style:text-properties fo:font-weight="normal" officeooo:rsid="001b0967" officeooo:paragraph-rsid="002c88e6" style:font-weight-asian="normal" style:font-weight-complex="normal"/>
    </style:style>
    <style:style style:name="P4" style:family="paragraph" style:parent-style-name="Text_20_body">
      <style:text-properties fo:font-weight="normal" officeooo:rsid="0024b5f4" officeooo:paragraph-rsid="002d00c8" style:font-weight-asian="normal" style:font-weight-complex="normal"/>
    </style:style>
    <style:style style:name="P5" style:family="paragraph" style:parent-style-name="Text_20_body">
      <style:text-properties fo:font-weight="normal" officeooo:rsid="0024b5f4" officeooo:paragraph-rsid="0025121b" style:font-weight-asian="normal" style:font-weight-complex="normal"/>
    </style:style>
    <style:style style:name="P6" style:family="paragraph" style:parent-style-name="Text_20_body">
      <style:text-properties fo:font-weight="normal" officeooo:rsid="002e81bd" officeooo:paragraph-rsid="002e81bd" style:font-weight-asian="normal" style:font-weight-complex="normal"/>
    </style:style>
    <style:style style:name="P7" style:family="paragraph" style:parent-style-name="Text_20_body">
      <style:text-properties officeooo:rsid="001b0967" officeooo:paragraph-rsid="002c88e6"/>
    </style:style>
    <style:style style:name="P8" style:family="paragraph" style:parent-style-name="Text_20_body">
      <style:text-properties officeooo:rsid="001b0967" officeooo:paragraph-rsid="0025121b"/>
    </style:style>
    <style:style style:name="P9" style:family="paragraph" style:parent-style-name="Text_20_body">
      <style:text-properties style:font-name="Liberation Sans" officeooo:rsid="003b1533" officeooo:paragraph-rsid="003b1533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fo:font-weight="normal" officeooo:rsid="001b0967" officeooo:paragraph-rsid="0025121b" style:font-weight-asian="normal" style:font-weight-complex="normal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officeooo:rsid="001b0967" officeooo:paragraph-rsid="0025121b"/>
    </style:style>
    <style:style style:name="P12" style:family="paragraph" style:parent-style-name="Title">
      <style:text-properties style:font-name="Liberation Sans"/>
    </style:style>
    <style:style style:name="P13" style:family="paragraph" style:parent-style-name="Heading_20_1">
      <style:text-properties style:font-name="Liberation Sans" officeooo:paragraph-rsid="003b1533"/>
    </style:style>
    <style:style style:name="P14" style:family="paragraph" style:parent-style-name="Heading_20_1">
      <style:text-properties style:font-name="Liberation Sans" officeooo:rsid="003b1533" officeooo:paragraph-rsid="003b1533"/>
    </style:style>
    <style:style style:name="P15" style:family="paragraph" style:parent-style-name="Heading_20_1">
      <style:text-properties style:font-name="Liberation Sans" officeooo:rsid="0025121b" officeooo:paragraph-rsid="0025121b"/>
    </style:style>
    <style:style style:name="P16" style:family="paragraph" style:parent-style-name="Subtitle">
      <style:text-properties style:font-name="Liberation Sans"/>
    </style:style>
    <style:style style:name="P17" style:family="paragraph" style:parent-style-name="Heading_20_2">
      <style:text-properties officeooo:rsid="0025121b" officeooo:paragraph-rsid="0025121b"/>
    </style:style>
    <style:style style:name="P18" style:family="paragraph" style:parent-style-name="Heading_20_2">
      <style:text-properties style:font-name="Liberation Sans" fo:font-size="12pt" fo:font-weight="normal" officeooo:rsid="003b1533" officeooo:paragraph-rsid="003b1533" style:font-size-asian="12pt" style:font-weight-asian="normal" style:font-size-complex="12pt" style:font-weight-complex="normal"/>
    </style:style>
    <style:style style:name="T1" style:family="text">
      <style:text-properties fo:font-weight="bold" officeooo:rsid="001b0967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e30f" style:font-weight-asian="normal" style:font-weight-complex="normal"/>
    </style:style>
    <style:style style:name="T4" style:family="text">
      <style:text-properties fo:font-weight="normal" officeooo:rsid="00287aca" style:font-weight-asian="normal" style:font-weight-complex="normal"/>
    </style:style>
    <style:style style:name="T5" style:family="text">
      <style:text-properties fo:font-weight="normal" officeooo:rsid="002c88e6" style:font-weight-asian="normal" style:font-weight-complex="normal"/>
    </style:style>
    <style:style style:name="T6" style:family="text">
      <style:text-properties fo:font-weight="normal" officeooo:rsid="001b0967" style:font-weight-asian="normal" style:font-weight-complex="normal"/>
    </style:style>
    <style:style style:name="T7" style:family="text">
      <style:text-properties fo:font-weight="normal" officeooo:rsid="003b1533" style:font-weight-asian="normal" style:font-weight-complex="normal"/>
    </style:style>
    <style:style style:name="T8" style:family="text">
      <style:text-properties officeooo:rsid="0026ad97"/>
    </style:style>
    <style:style style:name="T9" style:family="text">
      <style:text-properties officeooo:rsid="00287aca"/>
    </style:style>
    <style:style style:name="T10" style:family="text">
      <style:text-properties officeooo:rsid="002c88e6"/>
    </style:style>
    <style:style style:name="T11" style:family="text">
      <style:text-properties officeooo:rsid="002d00c8"/>
    </style:style>
    <style:style style:name="T12" style:family="text">
      <style:text-properties officeooo:rsid="0031ff06"/>
    </style:style>
    <style:style style:name="T13" style:family="text">
      <style:text-properties officeooo:rsid="003b153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WV <text:span text:style-name="T13">odim_h5 </text:span>Database</text:p>
      <text:p text:style-name="P16"><text:date style:data-style-name="N37" text:date-value="2016-09-06T10:30:57.717680046" text:fixed="true">06/09/16</text:date> </text:p>
      <text:h text:style-name="P13" text:outline-level="1"><text:span text:style-name="T13">Summary</text:span></text:h>
      <text:p text:style-name="P9">Contains both historical and realtime odim_hd data from the national network in a easy to read directory tree structure with an text index file for each radar day.</text:p>
      <text:h text:style-name="P14" text:outline-level="1">Structure</text:h>
      <text:p text:style-name="P9"><text:s/>s3://roames-wx-archive/odimh5_archive/ID/yyyy/mm/dd</text:p>
      <text:h text:style-name="P14" text:outline-level="1">Index</text:h>
      <text:p text:style-name="P9"><text:span text:style-name="T14"><text:s/></text:span><text:span text:style-name="T16">s3://roames-wx-archive/odimh5_archive/ID/yyyy/mm/dd/ID_yyyymmdd.index </text:span></text:p>
      <text:p text:style-name="P9"><text:span text:style-name="T16">unique filename to allow for reading multiple indexes simultaneously</text:span></text:p>
      <text:p text:style-name="P9"><text:span text:style-name="T16">contains a list of odim_h5 fns within the folder</text:span></text:p>
      <text:h text:style-name="P15" text:outline-level="1">Tools</text:h>
      <text:h text:style-name="P18" text:outline-level="2" text:is-list-header="true">index_write</text:h>
      <text:p text:style-name="P9"><text:span text:style-name="T7">index_</text:span><text:span text:style-name="T2">read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09-16T11:46:12.768509718</dc:date>
    <meta:editing-duration>PT5H37M40S</meta:editing-duration>
    <meta:editing-cycles>25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1" meta:paragraph-count="14" meta:word-count="63" meta:character-count="483" meta:non-whitespace-character-count="434"/>
  </office:meta>
</office:document-meta>
</file>